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dFileSystem.isFi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dFileSystem.lengt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listFiles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move( String srcPath , String des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lastModifi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copy( String srcPath , String des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buildBasePath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dFileSystem.getRandomAccessOutputStream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deleteFolder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touc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isFold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dFileSystem.hasChildre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deleteFil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getInputStream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createFolder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BasedFileSystem( FileSystem fsBase , String relRoot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dFileSystem.listFolders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exist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getOutputStream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FileSystem.list( String fol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